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Heading_20_2">
      <style:paragraph-properties fo:margin-top="0.1665in" fo:margin-bottom="0.0835in" fo:keep-with-next="alway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Heading_20_3">
      <style:paragraph-properties fo:margin-top="0.1665in" fo:margin-bottom="0.0835in" fo:keep-with-next="always"/>
    </style:style>
    <style:style style:name="P19"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4.0</text:p>
      <text:p text:style-name="Subtitle">22<text:span text:style-name="T10">nd</text:span> Octo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Introduction to Byteman<text:tab/>5</text:p>
          <text:p text:style-name="P17">Running an Application with the Byteman agent<text:tab/>5</text:p>
          <text:p text:style-name="P17">Event Condition Action Rules<text:tab/>6</text:p>
          <text:p text:style-name="P17">Rule Bindings and Parameterization<text:tab/>6</text:p>
          <text:p text:style-name="P17">Built-in Conditions and Actions<text:tab/>7</text:p>
          <text:p text:style-name="P17">Extending or Replacing the Byteman Language Built-ins<text:tab/>8</text:p>
          <text:p text:style-name="P17">Agent Transformation<text:tab/>8</text:p>
          <text:p text:style-name="P17">Agent Retransformation<text:tab/>9</text:p>
          <text:p text:style-name="P17">ECA Rule Engine<text:tab/>10</text:p>
          <text:p text:style-name="P16">The Byteman Rule Language<text:tab/>12</text:p>
          <text:p text:style-name="P17">Rule Events<text:tab/>12</text:p>
          <text:p text:style-name="P20">Class Rules vs Interface Rules<text:tab/>13</text:p>
          <text:p text:style-name="P20">Overriding <text:s/>Rules<text:tab/>13</text:p>
          <text:p text:style-name="P17">Location Specifiers<text:tab/>14</text:p>
          <text:p text:style-name="P17">Rule Bindings<text:tab/>17</text:p>
          <text:p text:style-name="P17">Rule Expressions<text:tab/>17</text:p>
          <text:p text:style-name="P17">Rule Conditions<text:tab/>19</text:p>
          <text:p text:style-name="P17">Rule Actions<text:tab/>20</text:p>
          <text:p text:style-name="P17">Built-In Calls<text:tab/>20</text:p>
          <text:p text:style-name="P17">User-Defined Rule Helpers<text:tab/>21</text:p>
          <text:p text:style-name="P17">The Rule Helper Lifecycle Methods<text:tab/>22</text:p>
          <text:p text:style-name="P16">Byteman Rule Language Standard Built-Ins<text:tab/>24</text:p>
          <text:p text:style-name="P17">Thread Coordination Operations<text:tab/>24</text:p>
          <text:p text:style-name="P20">Waiters<text:tab/>24</text:p>
          <text:p text:style-name="P20">Rendezvous<text:tab/>25</text:p>
          <text:p text:style-name="P20">Joiners<text:tab/>26</text:p>
          <text:p text:style-name="P20">Aborting Execution<text:tab/>26</text:p>
          <text:p text:style-name="P17">Rule State Management Operations<text:tab/>27</text:p>
          <text:p text:style-name="P20">CountDowns<text:tab/>27</text:p>
          <text:p text:style-name="P20">Flags<text:tab/>28</text:p>
          <text:p text:style-name="P20">Counters<text:tab/>28</text:p>
          <text:p text:style-name="P20">Timers<text:tab/>29</text:p>
          <text:p text:style-name="P20">Recursive Triggering<text:tab/>29</text:p>
          <text:p text:style-name="P17">Trace and Debug Operations<text:tab/>31</text:p>
          <text:p text:style-name="P20">Debugging<text:tab/>31</text:p>
          <text:p text:style-name="P20">Tracing<text:tab/>31</text:p>
          <text:p text:style-name="P17">Stack Management Operations<text:tab/>32</text:p>
          <text:p text:style-name="P20">Checking The Call Tree<text:tab/>32</text:p>
          <text:p text:style-name="P20">Tracing the Caller Stack<text:tab/>34</text:p>
          <text:p text:style-name="P20">Selective Stack Tracing Using a Regular Expression Filter<text:tab/>34</text:p>
          <text:p text:style-name="P20">Stack Range Tracing<text:tab/>36</text:p>
          <text:p text:style-name="P17">Default Helper Lifecycle Methods<text:tab/>38</text:p>
          <text:p text:style-name="P16">Using Byteman<text:tab/>40</text:p>
          <text:p text:style-name="P17">Downloading a binary release<text:tab/>40</text:p>
          <text:p text:style-name="P17">Obtaining the sources<text:tab/>40</text:p>
          <text:p text:style-name="P17">Building Byteman from the sources<text:tab/>40</text:p>
          <text:p text:style-name="P17">Running Applications with Byteman<text:tab/>40</text:p>
          <text:p text:style-name="P17"><text:soft-page-break/>Installing Byteman in a Running JVM using Script bminstall.sh<text:tab/>41</text:p>
          <text:p text:style-name="P17">Available -javaagent Options<text:tab/>42</text:p>
          <text:p text:style-name="P17">Running Byteman Using Script bmjava.sh<text:tab/>42</text:p>
          <text:p text:style-name="P17">Submitting Rules Dynamically Using Script bmsubmit.sh<text:tab/>43</text:p>
          <text:p text:style-name="P17">Checking Rules Offline Using Script bytemancheck.sh<text:tab/>45</text:p>
          <text:p text:style-name="P17">Environment Settings<text:tab/>45</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79847596" text:style-name="Outline">
        <text:list-header>
          <text:h text:style-name="Heading_20_1" text:outline-level="1" text:is-list-header="true" text:restart-numbering="true" text:start-value="-1">Introduction to Byteman</text:h>
        </text:list-header>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265685995"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043511379" text:continue-list="list279847596" text:style-name="Outline">
        <text:list-item>
          <text:list>
            <text:list-header>
              <text:h text:style-name="P15"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65214943"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388224256"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837212490" text:continue-list="list165214943"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310062494"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360794891"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334923716"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10714231"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68267178" text:continue-list="list334923716" text:style-name="Outline">
        <text:list-item>
          <text:list>
            <text:list-header>
              <text:h text:style-name="P15"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330037920" text:continue-numbering="true" text:style-name="Outline">
        <text:list-item>
          <text:list>
            <text:list-header>
              <text:h text:style-name="P15"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302778029"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73101528" text:continue-numbering="true" text:style-name="Outline">
        <text:list-item>
          <text:list>
            <text:list-header>
              <text:h text:style-name="P15"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177366695"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388974816"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717719872"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890179722"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803196672"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232348386"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887999137" text:style-name="L5">
        <text:list-item>
          <text:p text:style-name="P25">throw and return operations are only allowed as the last action in a sequence of rule actions (see below).</text:p>
        </text:list-item>
      </text:list>
      <text:list xml:id="list1539012025"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only valid in at <text:span text:style-name="Code_20_Text">AT EXIT</text:span> rule and is bound to the return value on the stack at the point where the rule is triggered. Its type is the same as the trigger method return type.</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ext:soft-page-break/>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864682608" text:continue-list="list1803196672"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08007834" text:continue-numbering="true" text:style-name="Outline">
        <text:list-item>
          <text:list>
            <text:list-header>
              <text:h text:style-name="Heading_20_2" text:outline-level="2" text:is-list-header="true"><text:soft-page-break/>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73331602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oft-page-break/><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12645190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text:soft-page-break/>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831085173"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text:soft-page-break/>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107095180"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228589186" text:continue-list="list831085173"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66122700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347085011" text:continue-numbering="true" text:style-name="Outline">
        <text:list-item>
          <text:list>
            <text:list-item>
              <text:list>
                <text:list-header>
                  <text:h text:style-name="P19"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196993087" text:continue-numbering="true" text:style-name="Outline">
        <text:list-item>
          <text:list>
            <text:list-item>
              <text:list>
                <text:list-header>
                  <text:h text:style-name="P19"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92535056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969616142"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251629699" text:continue-numbering="true" text:style-name="Outline">
        <text:list-item>
          <text:list>
            <text:list-item>
              <text:list>
                <text:list-header>
                  <text:h text:style-name="P19"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714407489" text:continue-numbering="true" text:style-name="Outline">
        <text:list-item>
          <text:list>
            <text:list-item>
              <text:list>
                <text:list-header>
                  <text:h text:style-name="P19"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741551851"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791448686" text:continue-numbering="true" text:style-name="Outline">
        <text:list-item>
          <text:list>
            <text:list-item>
              <text:list>
                <text:list-header>
                  <text:h text:style-name="P19"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798111182"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601215855"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920299902"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451476297" text:continue-numbering="true" text:style-name="Outline">
        <text:list-item>
          <text:list>
            <text:list-item>
              <text:list>
                <text:list-header>
                  <text:h text:style-name="P18"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874914622" text:continue-numbering="true" text:style-name="Outline">
        <text:list-item>
          <text:list>
            <text:list-item>
              <text:list>
                <text:list-header>
                  <text:h text:style-name="P19"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97247418" text:continue-numbering="true" text:style-name="Outline">
        <text:list-item>
          <text:list>
            <text:list-item>
              <text:list>
                <text:list-header>
                  <text:h text:style-name="P19"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750036286"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906818073"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390921612" text:continue-numbering="true" text:style-name="Outline">
        <text:list-item>
          <text:list>
            <text:list-header>
              <text:h text:style-name="P15"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016450589"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943555875"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531924580"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loading the agent at runtime may not work on certain JVMs. It will definitely not work unless your Java release includes a jar named <text:span text:style-name="Code_20_Text">lib/tools.jar</text:span> and this jar contains a class called <text:span text:style-name="Code_20_Text">com.sun.tools.attach.VirtualMachine</text:span>. However, even with this jar in place the upload may fail.</text:p>
      <text:list xml:id="list221578030" text:continue-numbering="true" text:style-name="Outline">
        <text:list-item>
          <text:list>
            <text:list-header>
              <text:h text:style-name="P15" text:outline-level="2" text:is-list-header="true"><text:bookmark-start text:name="__DdeLink__3177_471445188"/><text:soft-page-break/><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477428372" text:continue-numbering="true" text:style-name="Outline">
        <text:list-item>
          <text:list>
            <text:list-header>
              <text:h text:style-name="P15"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oft-page-break/><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238256928" text:continue-numbering="true" text:style-name="Outline">
        <text:list-item>
          <text:list>
            <text:list-header>
              <text:h text:style-name="P15"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2105810338"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ext:soft-page-break/>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988410975" text:continue-list="list238256928"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305747253" text:continue-numbering="true" text:style-name="Outline">
        <text:list-item>
          <text:list>
            <text:list-header>
              <text:h text:style-name="P15"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text:soft-page-break/>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oft-page-break/><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0-27T16:26:26</dc:date>
    <meta:printed-by>Andrew Dinn</meta:printed-by>
    <meta:print-date>2008-09-26T17:21:42</meta:print-date>
    <meta:editing-cycles>163</meta:editing-cycles>
    <meta:editing-duration>PT65H34M06S</meta:editing-duration>
    <meta:document-statistic meta:table-count="0" meta:image-count="0" meta:object-count="0" meta:page-count="47" meta:paragraph-count="513" meta:word-count="18018" meta:character-count="117616"/>
    <meta:user-defined meta:name="Info 1"/>
    <meta:user-defined meta:name="Info 2"/>
    <meta:user-defined meta:name="Info 3"/>
    <meta:user-defined meta:name="Info 4"/>
  </office:meta>
</office:document-meta>
</file>